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dobe Garamond Pro" officeooo:rsid="00080e5b" officeooo:paragraph-rsid="00080e5b"/>
    </style:style>
    <style:style style:name="P2" style:family="paragraph" style:parent-style-name="Standard">
      <style:paragraph-properties fo:text-align="justify" style:justify-single-word="false"/>
      <style:text-properties style:font-name="Adobe Garamond Pro" officeooo:rsid="00081376" officeooo:paragraph-rsid="00081376"/>
    </style:style>
    <style:style style:name="P3" style:family="paragraph" style:parent-style-name="Standard">
      <style:paragraph-properties fo:text-align="justify" style:justify-single-word="false"/>
      <style:text-properties style:font-name="Adobe Garamond Pro" officeooo:rsid="00084f78" officeooo:paragraph-rsid="00084f78"/>
    </style:style>
    <style:style style:name="P4" style:family="paragraph" style:parent-style-name="Standard">
      <style:paragraph-properties fo:text-align="justify" style:justify-single-word="false"/>
      <style:text-properties style:font-name="Adobe Garamond Pro" officeooo:rsid="0008ad45" officeooo:paragraph-rsid="0008ad45"/>
    </style:style>
    <style:style style:name="T1" style:family="text">
      <style:text-properties officeooo:rsid="00081376"/>
    </style:style>
    <style:style style:name="T2" style:family="text">
      <style:text-properties officeooo:rsid="00084f78"/>
    </style:style>
    <style:style style:name="T3" style:family="text">
      <style:text-properties officeooo:rsid="0008ad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 lieux, des idées </text:p>
      <text:p text:style-name="P1"/>
      <text:p text:style-name="P1">L'Hordeaux est le lieu de vie de la meute de Lalouve, de ses fileurs et fileuses. L'Hordeaux a connu plusieurs vie, plusieurs strates. C'est un ancien <text:span text:style-name="T2">atelier de tisserands.</text:span> <text:span text:style-name="T2">Il y a, au détour d'un couloir, de vieilles machines endormies. </text:span>À flan de colline, sur une zone humide aujourd'hui bétonnée. Le <text:span text:style-name="T2">canut</text:span> est entouré d'habitations de récupérations, d'habitations à l'intérieur d'anciennes habitations. De tours vidées, de tours surpeuplées. Décombres et densité. Partout le béton.</text:p>
      <text:p text:style-name="P1">L'Hordeaux peut accueillir plusieurs <text:span text:style-name="T1">centaines de militants.</text:span></text:p>
      <text:p text:style-name="P2">Il y a la grande salle et ses tables de chêne usées, attenante à la cuisine, <text:span text:style-name="T3">dite « Aux trois sœurs »</text:span>. <text:s/></text:p>
      <text:p text:style-name="P2">Il y a la bibliothèque. Piles de livres, de brochures, de clés usb, d'archives rar oubliées. Murmures.</text:p>
      <text:p text:style-name="P1">Il y a l'atelier où l'on s'agite, où l'on monte, où l'on répare, grand hangar avec ses couveuses pour ours polaires. Il ne reste que les traces de griffes et les griffes seules. Fossile. </text:p>
      <text:p text:style-name="P2">Il y a les dortoirs, mixtes, hommes, femmes &amp; queers. </text:p>
      <text:p text:style-name="P2">Il y a la cour, nimbée de fumées de lacrymo. </text:p>
      <text:p text:style-name="P2">Il y a la tour de radio, d'où l'on transmet les messages, d'où l'on voit la ville et ses toitures, d'où l'on voit, menaçant, le bois d'Ormance. <text:s/></text:p>
      <text:p text:style-name="P2"/>
      <text:p text:style-name="P3">À l'entrée de l'Hordeaux, dans le prolongement du boulevard … il y a la Vigie où l'on accroche les restes de drones. <text:s/></text:p>
      <text:p text:style-name="P3"/>
      <text:p text:style-name="P4">4 lieux de vies se font les relais de la lutte. Ils sont étroitement surveillés par les flics.</text:p>
      <text:p text:style-name="P4"/>
      <text:p text:style-name="P4">Les Marges n'ont pas donné de signe de vie depuis longtemps.</text:p>
      <text:p text:style-name="P4"/>
      <text:p text:style-name="P4">Le cercueil marque l'entrée de la pile nucléaire et du site de valorisation des déchets.</text:p>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2:44:24.803162654</meta:creation-date>
    <dc:date>2017-09-25T23:46:32.095463041</dc:date>
    <meta:editing-duration>PT55S</meta:editing-duration>
    <meta:editing-cycles>1</meta:editing-cycles>
    <meta:document-statistic meta:table-count="0" meta:image-count="0" meta:object-count="0" meta:page-count="1" meta:paragraph-count="14" meta:word-count="271" meta:character-count="1562" meta:non-whitespace-character-count="1293"/>
    <meta:generator>LibreOffice/4.2.8.2$Linux_X86_64 LibreOffice_project/420m0$Build-2</meta:generator>
  </office:meta>
</office:document-meta>
</file>